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70000020A525E99996EDF59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Negri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2.345cm" svg:height="11.04cm" svg:x="0.981cm" svg:y="1.06cm">
          <draw:image xlink:href="Pictures/10000201000002470000020A525E99996EDF59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Negri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9:02:05.169000000</meta:creation-date>
    <dc:date>2018-03-30T22:03:23.229000000</dc:date>
    <meta:editing-duration>PT2H40M56S</meta:editing-duration>
    <meta:editing-cycles>1</meta:editing-cycles>
    <meta:document-statistic meta:object-count="1"/>
    <meta:generator>LibreOffice/5.4.0.3$Windows_x86 LibreOffice_project/7556cbc6811c9d992f4064ab9287069087d7f62c</meta:generator>
  </office:meta>
</office:document-meta>
</file>